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Preformatted_20_Text">
      <style:text-properties style:font-name="Arial" officeooo:paragraph-rsid="0020f236"/>
    </style:style>
    <style:style style:name="P4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6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1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28"><text:text-input text:description="&lt;o.partner_id.street or ''&gt;">Partner street</text:text-input></text:p>
              <text:p text:style-name="P28"><text:text-input text:description="&lt;o.partner_id.zip or ''&gt;">ZipCode</text:text-input> 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30"/>
              <text:p text:style-name="P30"/>
              <text:p text:style-name="P30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37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4"><text:text-input text:description="&lt;if test=&quot;o.origin&quot;&gt;">test</text:text-input></text:p>
          </table:table-cell>
          <table:table-cell table:style-name="Table5.B1" office:value-type="string">
            <text:p text:style-name="P40"/>
          </table:table-cell>
        </table:table-row>
        <table:table-row table:style-name="Table5.1">
          <table:table-cell table:style-name="Table5.A2" table:number-columns-spanned="2" office:value-type="string">
            <text:p text:style-name="P7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1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0"/>
          </table:table-cell>
        </table:table-row>
        <table:table-row>
          <table:table-cell table:style-name="Table5.A1" office:value-type="string">
            <text:p text:style-name="P32"><text:text-input text:description="&lt;if test=&quot;o.description2&quot;&gt;">test</text:text-input></text:p>
          </table:table-cell>
          <table:table-cell table:style-name="Table5.B4" office:value-type="string">
            <text:p text:style-name="P40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3"><text:text-input text:description="&lt;/if&gt;">endtest</text:text-input></text:p>
          </table:table-cell>
          <table:table-cell table:style-name="Table5.B6" office:value-type="string">
            <text:p text:style-name="P40"/>
          </table:table-cell>
        </table:table-row>
        <table:table-row>
          <table:table-cell table:style-name="Table5.A1" office:value-type="string">
            <text:p text:style-name="P29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0"/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2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68"><text:text-input text:description="&lt;str(o.invoice_line._ids.index(line.id)+1)&gt;">rbr</text:text-input>.</text:p>
          </table:table-cell>
          <table:table-cell table:style-name="Table3.B7" office:value-type="string">
            <text:p text:style-name="P72"><text:text-input text:description="&lt;if test=&quot;line.product_id.description&quot;&gt;">test_description</text:text-input></text:p>
            <text:p text:style-name="P69"><text:text-input text:description="&lt;line.product_id.description or ''&gt;">Product Name</text:text-input><text:span text:style-name="T19"><text:text-input text:description=""/></text:span></text:p>
            <text:p text:style-name="P73"><text:text-input text:description="&lt;/if&gt;">end_test</text:text-input></text:p>
            <text:p text:style-name="P74"><text:text-input text:description="&lt;if test=&quot;line.name&quot;&gt;">test_name</text:text-input></text:p>
            <text:p text:style-name="P70"><text:text-input text:description="&lt;line.name or ''&gt;">line_description</text:text-input></text:p>
            <text:p text:style-name="P73"><text:text-input text:description="&lt;/if&gt;">end_test</text:text-input></text:p>
          </table:table-cell>
          <table:table-cell table:style-name="Table3.B7" office:value-type="string">
            <text:p text:style-name="P67"><text:text-input text:description="&lt;formatLang(line.quantity, digits=2) or ''&gt;">qty</text:text-input></text:p>
          </table:table-cell>
          <table:table-cell table:style-name="Table3.B7" office:value-type="string">
            <text:p text:style-name="P67"><text:text-input text:description="&lt;line.uom_id.name or ''&gt;">uom</text:text-input></text:p>
          </table:table-cell>
          <table:table-cell table:style-name="Table3.B7" office:value-type="string">
            <text:p text:style-name="P71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7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6"><text:text-input text:description="&lt;_(&quot;SUBTOTAL&quot;)&gt;">SUBTOTAL</text:text-input>:</text:p>
            <text:p text:style-name="P77"><text:span text:style-name="T1"><text:text-input text:description="&lt;_(&quot;VAT&quot;)&gt;">VAT</text:text-input></text:span>:</text:p>
            <text:p text:style-name="P76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77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77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77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7"><text:text-input text:description="&lt;_(&quot;Taxes&quot;)&gt;">_Taxes</text:text-input></text:p>
          </table:table-cell>
          <table:table-cell table:style-name="Table7.A1" office:value-type="string">
            <text:p text:style-name="P58"><text:text-input text:description="&lt;_(&quot;Base amount&quot;)&gt;">_Base amount</text:text-input></text:p>
          </table:table-cell>
          <table:table-cell table:style-name="Table7.A1" office:value-type="string">
            <text:p text:style-name="P58"><text:text-input text:description="&lt;_(&quot;Tax Amount&quot;)&gt;">_Tax Amount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66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5"/>
          </table:table-cell>
        </table:table-row>
        <table:table-row table:style-name="Table7.1">
          <table:table-cell table:style-name="Table7.D1" office:value-type="string">
            <text:p text:style-name="P59"><text:text-input text:description="&lt;line.name or ''&gt;">name</text:text-input></text:p>
          </table:table-cell>
          <table:table-cell table:style-name="Table7.D1" office:value-type="string">
            <text:p text:style-name="P6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2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2"/>
          </table:table-cell>
        </table:table-row>
      </table:table>
      <text:p text:style-name="P3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48"><text:text-input text:description="&lt;/for&gt;">End For line</text:text-input></text:p>
          </table:table-cell>
        </table:table-row>
      </table:table>
      <text:p text:style-name="P3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6"><text:text-input text:description="&lt;/if&gt;">endtest</text:text-input></text:p>
          </table:table-cell>
        </table:table-row>
      </table:table>
      <text:p text:style-name="P45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51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54"><text:text-input text:description="&lt;if test=&quot;o.date_due&quot; &gt;">if date_due</text:text-input></text:p>
            <text:p text:style-name="P18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18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0"><text:text-input text:description="&lt;for each=&quot;payment_line in o.payment_term.line_ids&quot;&gt;">For Payment Term</text:text-input></text:p>
            <text:p text:style-name="P18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2"><text:text-input text:description="&lt;/for&gt;">end For Payment Term</text:text-input></text:p>
            <text:p text:style-name="P18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27"><text:text-input text:description="&lt;/if&gt;">end if</text:text-input></text:p>
          </table:table-cell>
          <table:table-cell table:style-name="Table8.A1" office:value-type="string">
            <text:p text:style-name="P34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55"><text:text-input text:description="&lt;if test=&quot;o.partner_bank_id&quot;&gt;">if bank_account</text:text-input></text:p>
            <text:p text:style-name="P19"><text:text-input text:description="&lt;_(&quot;Payment on bank account&quot;)&gt;">Payment on bank account</text:text-input>:</text:p>
            <text:p text:style-name="P53"><text:text-input text:description="&lt;_(&quot;IBAN:&quot;)&gt;">_IBAN</text:text-input> <text:text-input text:description="&lt;o.partner_bank_id.acc_number or ''&gt;">bank_acc_number</text:text-input></text:p>
            <text:p text:style-name="P53"><text:text-input text:description="&lt;o.partner_bank_id.bank.name or ''&gt;">bank_name</text:text-input></text:p>
            <text:p text:style-name="P17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2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56"><text:span text:style-name="T21"><text:text-input text:description="&lt;/if&gt;">end if</text:text-input></text:span> </text:p>
            <text:p text:style-name="P64"/>
          </table:table-cell>
          <table:table-cell table:style-name="Table8.A1" office:value-type="string">
            <text:p text:style-name="P24"><text:text-input text:description="&lt;if test=&quot;o.end_user!=o.partner_id&quot;&gt;">if different end user</text:text-input></text:p>
            <text:p text:style-name="P21"><text:span text:style-name="T7"><text:text-input text:description="&lt; _('End user')&gt;">End user</text:text-input></text:span><text:span text:style-name="T7">:</text:span></text:p>
            <text:p text:style-name="P21"><text:text-input text:description="&lt;o.end_user.name or ''&gt;">EndUserName</text:text-input></text:p>
            <text:p text:style-name="P21"><text:text-input text:description="&lt;o.end_user.street or ''&gt;">End user street</text:text-input></text:p>
            <text:p text:style-name="P21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2"/>
          </table:table-cell>
          <table:covered-table-cell/>
        </table:table-row>
        <table:table-row table:style-name="Table8.3">
          <table:table-cell table:style-name="Table8.A4" office:value-type="string">
            <text:p text:style-name="P47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4" office:value-type="string">
            <text:p text:style-name="P47"><text:text-input text:description="&lt;_(&quot;Invoice created&quot;)&gt;">Invoice created</text:text-input>:</text:p>
            <text:p text:style-name="P4">Vanja Trošelj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9T17:50:40.170696391</dc:date>
    <meta:editing-duration>PT12H33M36S</meta:editing-duration>
    <meta:editing-cycles>201</meta:editing-cycles>
    <meta:generator>LibreOffice/5.1.1.2$Linux_X86_64 LibreOffice_project/10m0$Build-2</meta:generator>
    <meta:document-statistic meta:table-count="8" meta:image-count="0" meta:object-count="0" meta:page-count="2" meta:paragraph-count="85" meta:word-count="419" meta:character-count="1318" meta:non-whitespace-character-count="1227"/>
  </office:meta>
</office:document-meta>
</file>